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top" draw:auto-grow-height="false" fo:min-height="2.95cm" fo:min-width="2.9cm"/>
    </style:style>
    <style:style style:name="gr2" style:family="graphic" style:parent-style-name="standard">
      <style:graphic-properties draw:fill-color="#dddddd" draw:textarea-horizontal-align="justify" draw:textarea-vertical-align="top" draw:auto-grow-height="false" fo:min-height="2.65cm" fo:min-width="2.9cm"/>
    </style:style>
    <style:style style:name="gr3" style:family="graphic" style:parent-style-name="standard">
      <style:graphic-properties draw:fill-color="#dddddd" draw:textarea-horizontal-align="justify" draw:textarea-vertical-align="top" draw:auto-grow-height="false" fo:min-height="2.25cm" fo:min-width="2.9cm"/>
    </style:style>
    <style:style style:name="gr4" style:family="graphic" style:parent-style-name="standard">
      <style:graphic-properties draw:fill-color="#dddddd" draw:textarea-horizontal-align="justify" draw:textarea-vertical-align="top" draw:auto-grow-height="false" fo:min-height="1.55cm" fo:min-width="2.9cm"/>
    </style:style>
    <style:style style:name="gr5" style:family="graphic" style:parent-style-name="standard">
      <style:graphic-properties draw:fill-color="#dddddd" draw:textarea-horizontal-align="justify" draw:textarea-vertical-align="top" draw:auto-grow-height="false" fo:min-height="2.75cm" fo:min-width="2.9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.7cm"/>
    </style:style>
    <style:style style:name="gr7" style:family="graphic" style:parent-style-name="standard">
      <style:graphic-properties draw:textarea-horizontal-align="justify" draw:textarea-vertical-align="middle" draw:auto-grow-height="false" fo:min-height="0.022cm" fo:min-width="1.572cm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0.022cm" fo:min-width="1.572cm"/>
    </style:style>
    <style:style style:name="gr9" style:family="graphic" style:parent-style-name="standard">
      <style:graphic-properties draw:fill-color="#dddddd" draw:textarea-horizontal-align="justify" draw:textarea-vertical-align="top" draw:auto-grow-height="false" fo:min-height="2.85cm" fo:min-width="2.9cm"/>
    </style:style>
    <style:style style:name="gr10" style:family="graphic" style:parent-style-name="standard">
      <style:graphic-properties draw:fill-color="#dddddd" draw:textarea-horizontal-align="justify" draw:textarea-vertical-align="top" draw:auto-grow-height="false" fo:min-height="2.05cm" fo:min-width="2.9cm"/>
    </style:style>
    <style:style style:name="gr11" style:family="graphic" style:parent-style-name="standard">
      <style:graphic-properties draw:fill-color="#dddddd" draw:textarea-horizontal-align="justify" draw:textarea-vertical-align="top" draw:auto-grow-height="false" fo:min-height="4.55cm" fo:min-width="2.9cm"/>
    </style:style>
    <style:style style:name="gr12" style:family="graphic" style:parent-style-name="standard">
      <style:graphic-properties draw:textarea-horizontal-align="justify" draw:textarea-vertical-align="middle" draw:auto-grow-height="false" fo:min-height="0.9cm" fo:min-width="0.65cm"/>
    </style:style>
    <style:style style:name="gr13" style:family="graphic" style:parent-style-name="standard">
      <style:graphic-properties draw:textarea-horizontal-align="justify" draw:textarea-vertical-align="middle" draw:auto-grow-height="false" fo:min-height="0.05cm" fo:min-width="0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3pt" style:font-size-asian="3pt" style:font-size-complex="3pt"/>
    </style:style>
    <style:style style:name="P4" style:family="paragraph">
      <loext:graphic-properties draw:fill-color="#00a65d"/>
      <style:paragraph-properties fo:text-align="center"/>
      <style:text-properties fo:font-size="3pt" style:font-size-asian="3pt" style:font-size-complex="3pt"/>
    </style:style>
    <style:style style:name="P5" style:family="paragraph">
      <style:paragraph-properties fo:text-align="center"/>
      <style:text-properties fo:font-size="6pt" style:font-size-asian="6pt" style:font-size-complex="6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3pt" style:font-size-asian="3pt" style:font-size-complex="3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4cm" svg:height="3.2cm" svg:x="10.2cm" svg:y="7.3cm">
          <text:p text:style-name="P1"><text:span text:style-name="T1">valves_clos</text:span><text:span text:style-name="T1">e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3.4cm" svg:height="2.9cm" svg:x="10.2cm" svg:y="17.4cm">
          <text:p text:style-name="P1"><text:span text:style-name="T1">opening_V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3.4cm" svg:height="2.9cm" svg:x="10.2cm" svg:y="14cm">
          <text:p text:style-name="P1"><text:span text:style-name="T1">armin</text:span><text:span text:style-name="T1">g_FV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3.4cm" svg:height="2.5cm" svg:x="10.2cm" svg:y="11cm">
          <text:p text:style-name="P1"><text:span text:style-name="T1">opening_FV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9" draw:id="id9" draw:layer="layout" svg:width="3.4cm" svg:height="1.8cm" draw:transform="skewX (0.00506145483078356) translate (10.2cm 20.6cm)">
          <text:p text:style-name="P1"><text:span text:style-name="T1">opening_V1</text:span></text:p>
          <draw:enhanced-geometry svg:viewBox="0 0 21600 21600" draw:type="rectangle" draw:enhanced-path="M 0 0 L 21600 0 21600 21600 0 21600 0 0 Z N"/>
        </draw:custom-shape>
        <draw:g xml:id="id3" draw:id="id3">
          <draw:custom-shape draw:style-name="gr5" draw:text-style-name="P2" draw:layer="layout" svg:width="3.4cm" svg:height="3cm" svg:x="3.5cm" svg:y="7.3cm">
            <text:p text:style-name="P1"><text:span text:style-name="T1">valves_ope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3" draw:layer="layout" svg:width="2.4cm" svg:height="0.5cm" svg:x="4cm" svg:y="8.2cm">
            <text:p text:style-name="P1"><text:span text:style-name="T2">When valve_driver_pv == </text:span><text:span text:style-name="T2">REQ_CLOSE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7" draw:text-style-name="P3" draw:layer="layout" svg:width="2.1cm" svg:height="0.3cm" svg:x="4.1cm" svg:y="8.8cm">
            <text:p text:style-name="P1"><text:span text:style-name="T2">Update valve status FE02J-VA-GVALV-01:ST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3" draw:layer="layout" svg:width="2.1cm" svg:height="0.3cm" svg:x="4.1cm" svg:y="9.2cm">
            <text:p text:style-name="P1"><text:span text:style-name="T2">Set valve_driver_pv = </text:span><text:span text:style-name="T2">REQ_IDL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4" draw:layer="layout" svg:width="2.1cm" svg:height="0.3cm" svg:x="4.1cm" svg:y="9.6cm">
            <text:p text:style-name="P1"><text:span text:style-name="T2">Close ABSB-0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4" draw:id="id4">
          <draw:custom-shape draw:style-name="gr9" draw:text-style-name="P2" draw:layer="layout" svg:width="3.4cm" svg:height="3.1cm" svg:x="3.5cm" svg:y="10.9cm">
            <text:p text:style-name="P1"><text:span text:style-name="T1">closing_ABS1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2.4cm" svg:height="0.5cm" svg:x="3.9cm" svg:y="11.6cm">
            <text:p text:style-name="P1"><text:span text:style-name="T2">When ABS1 == Closed</text:span>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7" draw:text-style-name="P3" draw:layer="layout" svg:width="2.1cm" svg:height="0.3cm" svg:x="4cm" svg:y="12.2cm">
            <text:p text:style-name="P1"><text:span text:style-name="T2">Update valve status FE02J-VA-GVALV-01:ST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4" draw:layer="layout" svg:width="2.1cm" svg:height="0.3cm" svg:x="4cm" svg:y="12.7cm">
            <text:p text:style-name="P1"><text:span text:style-name="T2">Close V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4" draw:layer="layout" svg:width="2.1cm" svg:height="0.3cm" svg:x="4cm" svg:y="13.1cm">
            <text:p text:style-name="P1"><text:span text:style-name="T2">Close V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5" draw:id="id5">
          <draw:custom-shape draw:style-name="gr10" draw:text-style-name="P2" draw:layer="layout" svg:width="3.4cm" svg:height="2.3cm" svg:x="3.5cm" svg:y="14.7cm">
            <text:p text:style-name="P1"><text:span text:style-name="T1">closing_g</text:span><text:span text:style-name="T1">ate_valve</text:span><text:span text:style-name="T1">s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2.4cm" svg:height="0.5cm" svg:x="3.9cm" svg:y="15.4cm">
            <text:p text:style-name="P1"><text:span text:style-name="T2">When V1 and V2 == Closed</text:span>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7" draw:text-style-name="P3" draw:layer="layout" svg:width="2.1cm" svg:height="0.3cm" svg:x="4cm" svg:y="16.1cm">
            <text:p text:style-name="P1"><text:span text:style-name="T2">Update valve status FE02J-VA-GVALV-01:ST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" draw:id="id1">
          <draw:custom-shape draw:style-name="gr11" draw:text-style-name="P2" draw:layer="layout" svg:width="3.4cm" svg:height="4.8cm" svg:x="7.1cm" svg:y="2cm">
            <text:p text:style-name="P1"><text:span text:style-name="T1">Init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5" draw:layer="layout" svg:width="2.3cm" svg:height="2.3cm" svg:x="7.8cm" svg:y="3.3cm">
            <text:p text:style-name="P1"><text:span text:style-name="T3">If V1 and V2 are Open</text:span>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13" draw:text-style-name="P3" draw:layer="layout" svg:width="0.4cm" svg:height="0.3cm" svg:x="9.2cm" svg:y="5.7cm">
            <text:p text:style-name="P1"><text:span text:style-name="T2">Open</text:span></text:p>
            <draw:enhanced-geometry svg:viewBox="0 0 21600 21600" draw:type="rectangle" draw:enhanced-path="M 0 0 L 21600 0 21600 21600 0 21600 0 0 Z N"/>
          </draw:custom-shape>
        </draw:g>
        <draw:connector draw:style-name="gr14" draw:text-style-name="P6" draw:layer="layout" svg:x1="10.5cm" svg:y1="4.4cm" svg:x2="11.9cm" svg:y2="7.3cm" draw:start-shape="id1" draw:start-glue-point="1" draw:end-shape="id2" svg:d="M10500 4400h1400v2900" svg:viewBox="0 0 1401 2901">
          <text:p/>
        </draw:connector>
        <draw:custom-shape draw:style-name="gr6" draw:text-style-name="P3" draw:layer="layout" svg:width="2.4cm" svg:height="0.5cm" svg:x="10.8cm" svg:y="8cm">
          <text:p text:style-name="P1"><text:span text:style-name="T2">When valve_driver_pv == REQ_OPE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3" draw:layer="layout" svg:width="2.1cm" svg:height="0.3cm" svg:x="10.9cm" svg:y="8.6cm">
          <text:p text:style-name="P1"><text:span text:style-name="T2">Update valve status FE02J-VA-GVALV-01:S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.1cm" svg:height="0.3cm" svg:x="10.9cm" svg:y="9cm">
          <text:p text:style-name="P1"><text:span text:style-name="T2">Set valve_driver_pv = REQ_ID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2.1cm" svg:height="0.3cm" svg:x="10.9cm" svg:y="9.5cm">
          <text:p text:style-name="P1"><text:span text:style-name="T2">Reset FV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2.1cm" svg:height="0.3cm" svg:x="10.9cm" svg:y="9.9cm">
          <text:p text:style-name="P1"><text:span text:style-name="T2">Open FV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2.4cm" svg:height="0.5cm" svg:x="10.7cm" svg:y="11.6cm">
          <text:p text:style-name="P1"><text:span text:style-name="T2">When FV1 == Open or Partially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3" draw:layer="layout" svg:width="2.1cm" svg:height="0.3cm" svg:x="10.8cm" svg:y="12.2cm">
          <text:p text:style-name="P1"><text:span text:style-name="T2">Update valve status FE02J-VA-GVALV-01:S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2.1cm" svg:height="0.3cm" svg:x="10.8cm" svg:y="12.7cm">
          <text:p text:style-name="P1"><text:span text:style-name="T2">Arm FV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2.4cm" svg:height="0.5cm" svg:x="10.6cm" svg:y="14.6cm">
          <text:p text:style-name="P1"><text:span text:style-name="T2">When FV1 == Open Armed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3" draw:layer="layout" svg:width="2.1cm" svg:height="0.3cm" svg:x="10.7cm" svg:y="15.3cm">
          <text:p text:style-name="P1"><text:span text:style-name="T2">Update valve status FE02J-VA-GVALV-01:S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2.1cm" svg:height="0.3cm" svg:x="10.7cm" svg:y="15.7cm">
          <text:p text:style-name="P1"><text:span text:style-name="T2">Reset V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2.1cm" svg:height="0.3cm" svg:x="10.7cm" svg:y="16.1cm">
          <text:p text:style-name="P1"><text:span text:style-name="T2">Open V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2.4cm" svg:height="0.5cm" svg:x="10.6cm" svg:y="18cm">
          <text:p text:style-name="P1"><text:span text:style-name="T2">When V2 == Ope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3" draw:layer="layout" svg:width="2.1cm" svg:height="0.3cm" svg:x="10.7cm" svg:y="18.6cm">
          <text:p text:style-name="P1"><text:span text:style-name="T2">Update valve status FE02J-VA-GVALV-01:S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2.1cm" svg:height="0.3cm" svg:x="10.7cm" svg:y="19cm">
          <text:p text:style-name="P1"><text:span text:style-name="T2">Reset V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2.1cm" svg:height="0.3cm" svg:x="10.7cm" svg:y="19.4cm">
          <text:p text:style-name="P1"><text:span text:style-name="T2">Open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2.4cm" svg:height="0.5cm" svg:x="10.6cm" svg:y="21.2cm">
          <text:p text:style-name="P1"><text:span text:style-name="T2">When V1 == Ope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7" draw:text-style-name="P3" draw:layer="layout" svg:width="2.1cm" svg:height="0.3cm" svg:x="10.7cm" svg:y="21.8cm">
          <text:p text:style-name="P1"><text:span text:style-name="T2">Update valve status FE02J-VA-GVALV-01:S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6" draw:layer="layout" svg:x1="8.8cm" svg:y1="6.8cm" svg:x2="6.9cm" svg:y2="8.8cm" draw:start-shape="id1" draw:start-glue-point="2" draw:end-shape="id3" draw:end-glue-point="1" svg:d="M8800 6800v2000h-1900" svg:viewBox="0 0 1901 2001">
          <text:p/>
        </draw:connector>
        <draw:connector draw:style-name="gr14" draw:text-style-name="P6" draw:layer="layout" svg:x1="5.2cm" svg:y1="10.3cm" svg:x2="5.2cm" svg:y2="10.9cm" draw:start-shape="id3" draw:start-glue-point="2" draw:end-shape="id4" draw:end-glue-point="0" svg:d="M5200 10300v600" svg:viewBox="0 0 1 601">
          <text:p/>
        </draw:connector>
        <draw:connector draw:style-name="gr14" draw:text-style-name="P6" draw:layer="layout" svg:x1="5.2cm" svg:y1="14cm" svg:x2="5.2cm" svg:y2="14.7cm" draw:start-shape="id4" draw:start-glue-point="2" draw:end-shape="id5" draw:end-glue-point="0" svg:d="M5200 14000v700" svg:viewBox="0 0 1 701">
          <text:p/>
        </draw:connector>
        <draw:connector draw:style-name="gr14" draw:text-style-name="P6" draw:layer="layout" svg:x1="5.2cm" svg:y1="17cm" svg:x2="7.1cm" svg:y2="4.4cm" draw:start-shape="id5" draw:start-glue-point="2" draw:end-shape="id1" draw:end-glue-point="3" svg:d="M5200 17000v501h-2201v-13101h4101" svg:viewBox="0 0 4102 13102">
          <text:p/>
        </draw:connector>
        <draw:connector draw:style-name="gr14" draw:text-style-name="P6" draw:layer="layout" svg:x1="11.9cm" svg:y1="10.5cm" svg:x2="11.9cm" svg:y2="11cm" draw:start-shape="id2" draw:start-glue-point="2" draw:end-shape="id6" draw:end-glue-point="0" svg:d="M11900 10500v500" svg:viewBox="0 0 1 501">
          <text:p/>
        </draw:connector>
        <draw:connector draw:style-name="gr14" draw:text-style-name="P6" draw:layer="layout" svg:x1="11.9cm" svg:y1="13.5cm" svg:x2="11.9cm" svg:y2="14cm" draw:start-shape="id6" draw:start-glue-point="2" draw:end-shape="id7" draw:end-glue-point="0" svg:d="M11900 13500v500" svg:viewBox="0 0 1 501">
          <text:p/>
        </draw:connector>
        <draw:connector draw:style-name="gr14" draw:text-style-name="P6" draw:layer="layout" svg:x1="11.9cm" svg:y1="16.9cm" svg:x2="11.9cm" svg:y2="17.4cm" draw:start-shape="id7" draw:start-glue-point="2" draw:end-shape="id8" draw:end-glue-point="0" svg:d="M11900 16900v500" svg:viewBox="0 0 1 501">
          <text:p/>
        </draw:connector>
        <draw:connector draw:style-name="gr14" draw:text-style-name="P6" draw:layer="layout" svg:x1="11.9cm" svg:y1="20.3cm" svg:x2="11.9cm" svg:y2="20.6cm" draw:start-shape="id8" draw:start-glue-point="2" draw:end-shape="id9" draw:end-glue-point="0" svg:d="M11900 20300v300" svg:viewBox="0 0 1 301">
          <text:p/>
        </draw:connector>
        <draw:connector draw:style-name="gr14" draw:text-style-name="P6" draw:layer="layout" draw:line-skew="0cm 9.201cm" svg:x1="11.891cm" svg:y1="22.4cm" svg:x2="8.8cm" svg:y2="2cm" draw:start-shape="id9" draw:start-glue-point="2" draw:end-shape="id1" draw:end-glue-point="0" svg:d="M11891 22400v501h3909v-21402h-7000v501" svg:viewBox="0 0 7001 2140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2T09:40:52.261786504</meta:creation-date>
    <dc:date>2020-05-22T11:34:17.426961018</dc:date>
    <meta:editing-duration>PT41M32S</meta:editing-duration>
    <meta:editing-cycles>5</meta:editing-cycles>
    <meta:generator>LibreOffice/6.0.7.3$Linux_X86_64 LibreOffice_project/00m0$Build-3</meta:generator>
    <meta:document-statistic meta:object-count="53"/>
  </office:meta>
</office:document-meta>
</file>